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e1" style:data-style-name="N1" style:family="table-cell"/>
    <style:style style:name="ce2" style:data-style-name="N2" style:family="table-cell"/>
    <style:style style:name="ce3" style:data-style-name="N3" style:family="table-cell"/>
    <number:number-style style:name="N1">
      <number:number number:decimal-places="3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6" number:min-integer-digits="1"/>
    </number:number-style>
  </office:automatic-styles>
  <office:body>
    <office:spreadsheet>
      <table:table table:name="Sheet1" table:style-name="ta1">
        <table:table-column table:number-columns-repeated="3"/>
        <table:table-row>
          <table:table-cell office:value-type="string" office:string-value="Valori">
            <text:p>Valori</text:p>
          </table:table-cell>
          <table:table-cell office:value-type="string" office:string-value="Varianza">
            <text:p>Varianza</text:p>
          </table:table-cell>
          <table:table-cell office:value-type="string" office:string-value="Scarto">
            <text:p>Scarto</text:p>
          </table:table-cell>
        </table:table-row>
        <table:table-row>
          <table:table-cell office:value-type="float" office:value="3.88">
            <text:p>3,88</text:p>
          </table:table-cell>
          <table:table-cell office:value-type="float" office:value="0.0001" table:formula="=VARIANCE([.A2:.A4])">
            <text:p>0,0001</text:p>
          </table:table-cell>
          <table:table-cell office:value-type="float" office:value="0.00577350269189626" table:formula="=SQRT([.B2]/3)">
            <text:p>0,005773503</text:p>
          </table:table-cell>
        </table:table-row>
        <table:table-row>
          <table:table-cell office:value-type="float" office:value="3.87">
            <text:p>3,87</text:p>
          </table:table-cell>
        </table:table-row>
        <table:table-row>
          <table:table-cell office:value-type="float" office:value="3.89">
            <text:p>3,89</text:p>
          </table:table-cell>
        </table:table-row>
        <table:table-row>
          <table:table-cell office:value-type="float" office:value="7.83">
            <text:p>7,83</text:p>
          </table:table-cell>
        </table:table-row>
        <table:table-row>
          <table:table-cell office:value-type="float" office:value="7.77">
            <text:p>7,77</text:p>
          </table:table-cell>
        </table:table-row>
        <table:table-row>
          <table:table-cell office:value-type="float" office:value="259">
            <text:p>259</text:p>
          </table:table-cell>
        </table:table-row>
        <table:table-row>
          <table:table-cell office:value-type="float" office:value="260">
            <text:p>260</text:p>
          </table:table-cell>
        </table:table-row>
        <table:table-row>
          <table:table-cell office:value-type="float" office:value="261">
            <text:p>261</text:p>
          </table:table-cell>
          <table:table-cell table:style-name="ce1"/>
          <table:table-cell table:style-name="ce2"/>
        </table:table-row>
        <table:table-row>
          <table:table-cell/>
        </table:table-row>
        <table:table-row>
          <table:table-cell/>
          <table:table-cell office:value-type="float" office:value="5.448" table:style-name="ce3" table:formula="=average([.A2:.A6])">
            <text:p>5,448000</text:p>
          </table:table-cell>
        </table:table-row>
        <table:table-row table:number-rows-repeated="2">
          <table:table-cell/>
        </table:table-row>
        <table:table-row>
          <table:table-cell/>
          <table:table-cell office:value-type="float" office:value="100.905" table:formula="=Average([.A2:.A9])">
            <text:p>100,905</text:p>
          </table:table-cell>
        </table:table-row>
        <table:table-row>
          <table:table-cell/>
        </table:table-row>
        <table:table-row>
          <table:table-cell office:value-type="float" office:value="235">
            <text:p>235</text:p>
          </table:table-cell>
        </table:table-row>
        <table:table-row>
          <table:table-cell office:value-type="float" office:value="234">
            <text:p>234</text:p>
          </table:table-cell>
        </table:table-row>
        <table:table-row>
          <table:table-cell office:value-type="float" office:value="230">
            <text:p>230</text:p>
          </table:table-cell>
        </table:table-row>
        <table:table-row>
          <table:table-cell office:value-type="float" office:value="227">
            <text:p>227</text:p>
          </table:table-cell>
        </table:table-row>
        <table:table-row>
          <table:table-cell office:value-type="float" office:value="226">
            <text:p>226</text:p>
          </table:table-cell>
        </table:table-row>
        <table:table-row>
          <table:table-cell/>
          <table:table-cell office:value-type="float" office:value="230.4" table:formula="=average([.A16:.A20])">
            <text:p>230,4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<text:sheet-name>???</text:sheet-name>
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6</meta:generator>
    <dc:title/>
    <meta:initial-creator>Unknown</meta:initial-creator>
    <meta:editing-cycles>4</meta:editing-cycles>
    <dc:date>2014-10-30T17:16:40</dc:date>
    <meta:creation-date>2014-10-16T16:51:13</meta:creation-date>
    <dc:creator>Marco Magliona</dc:creator>
  </office:meta>
</office:document-meta>
</file>